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<text:s/>Wissembourg</text:p>
          </table:table-cell>
          <table:table-cell office:value-type="string" calcext:value-type="string">
            <text:p><text:s/>Mulhouse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<text:s/>St Louis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<text:s/>Strasbourg</text:p>
          </table:table-cell>
          <table:table-cell office:value-type="string" calcext:value-type="string">
            <text:p>Schirmeck</text:p>
          </table:table-cell>
          <table:table-cell office:value-type="string" calcext:value-type="string">
            <text:p>Selestat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somme</text:p>
          </table:table-cell>
        </table:table-row>
        <table:table-row table:style-name="ro2">
          <table:table-cell table:style-name="Default"/>
          <table:table-cell table:number-columns-repeated="13"/>
        </table:table-row>
        <table:table-row table:style-name="ro1">
          <table:table-cell office:value-type="date" office:date-value="2014-02-14" calcext:value-type="date">
            <text:p>2014-02-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3:.M3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4-02-11" calcext:value-type="date">
            <text:p>2014-02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4:.M4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4-02-09" calcext:value-type="date">
            <text:p>2014-02-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5:.M5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4-02-06" calcext:value-type="date">
            <text:p>2014-02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6:.M6])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B7:.M7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4-02-19" calcext:value-type="date">
            <text:p>2014-02-1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8:.M8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4-02-20" calcext:value-type="date">
            <text:p>2014-02-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:.M9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4-03-06" calcext:value-type="date">
            <text:p>2014-03-0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0:.M10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4-03-11" calcext:value-type="date">
            <text:p>2014-03-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1:.M11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4-03-18" calcext:value-type="date">
            <text:p>2014-03-1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2:.M12])" office:value-type="float" office:value="13" calcext:value-type="float">
            <text:p>13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b </meta:initial-creator>
    <meta:creation-date>2014-02-14T20:11:52.213834654</meta:creation-date>
    <dc:date>2014-03-18T18:34:09.177951478</dc:date>
    <dc:creator>jcb </dc:creator>
    <meta:editing-duration>PT3H22M32S</meta:editing-duration>
    <meta:editing-cycles>9</meta:editing-cycles>
    <meta:generator>LibreOffice/4.1.3.2$Linux_X86_64 LibreOffice_project/410m0$Build-2</meta:generator>
    <meta:document-statistic meta:table-count="1" meta:cell-count="154" meta:object-count="0"/>
  </office:meta>
</office:document-meta>
</file>